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51a"/>
    </style:style>
    <style:style style:name="P2" style:family="paragraph" style:parent-style-name="Standard">
      <style:text-properties officeooo:rsid="0008951a" officeooo:paragraph-rsid="0008951a"/>
    </style:style>
    <style:style style:name="P3" style:family="paragraph" style:parent-style-name="Standard">
      <style:text-properties officeooo:rsid="000ada59" officeooo:paragraph-rsid="000ada59"/>
    </style:style>
    <style:style style:name="P4" style:family="paragraph" style:parent-style-name="Standard">
      <style:text-properties officeooo:rsid="000bc45e" officeooo:paragraph-rsid="000bc45e"/>
    </style:style>
    <style:style style:name="P5" style:family="paragraph" style:parent-style-name="Standard">
      <style:text-properties officeooo:rsid="000bc45e" officeooo:paragraph-rsid="000bc45e"/>
    </style:style>
    <style:style style:name="P6" style:family="paragraph" style:parent-style-name="Standard">
      <style:text-properties officeooo:rsid="000fde01" officeooo:paragraph-rsid="000fde01"/>
    </style:style>
    <style:style style:name="P7" style:family="paragraph" style:parent-style-name="Standard">
      <style:text-properties officeooo:rsid="001190cf" officeooo:paragraph-rsid="001190cf"/>
    </style:style>
    <style:style style:name="P8" style:family="paragraph" style:parent-style-name="Standard">
      <style:text-properties officeooo:rsid="0013b42a" officeooo:paragraph-rsid="0013b42a"/>
    </style:style>
    <style:style style:name="T1" style:family="text">
      <style:text-properties officeooo:rsid="0008951a"/>
    </style:style>
    <style:style style:name="T2" style:family="text">
      <style:text-properties officeooo:rsid="000db8ab"/>
    </style:style>
    <style:style style:name="T3" style:family="text">
      <style:text-properties officeooo:rsid="001338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Git</text:span></text:p>
      <text:p text:style-name="P2">git checkout &lt;branch name&gt; (move to another branch)</text:p>
      <text:p text:style-name="P2">git checkout -b &lt;branch name&gt; (to create and move on to the other branch, use -b flag)</text:p>
      <text:p text:style-name="P3">git rebase &lt;branch name&gt;</text:p>
      <text:p text:style-name="P4"><text:span text:style-name="T2">git checkout master</text:span>^ (caret operator)</text:p>
      <text:p text:style-name="P6">git checkout HEAD~4 (tilde operator)(to go up 4 nodes in a tree)</text:p>
      <text:p text:style-name="P6">git branch -f master HEAD~3 (to take master branch 3 nodes up in a tree)</text:p>
      <text:p text:style-name="P7">git reset <text:span text:style-name="T3">HEAD~1</text:span></text:p>
      <text:p text:style-name="P7">git revert</text:p>
      <text:p text:style-name="P8">git cherry-pick &lt;commit1&gt; &lt;commit2&gt; &lt;...&gt;</text:p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17:18.106219928</meta:creation-date>
    <dc:date>2020-06-14T22:39:00.265880205</dc:date>
    <meta:editing-duration>PT3H40M14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10" meta:word-count="72" meta:character-count="410" meta:non-whitespace-character-count="342"/>
  </office:meta>
</office:document-meta>
</file>